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docplayer.com.br/search/?q=intel" text:style-name="Internet_20_link" text:visited-style-name="Visited_20_Internet_20_Link">https://docplayer.com.br/search/?q=intel</text:a></text:p>
      <text:p text:style-name="Standard"><text:a xlink:type="simple" xlink:href="https://overtechs.blogspot.com/2010/04/tabela-com-todos-os-processadores-amd.html" text:style-name="Internet_20_link" text:visited-style-name="Visited_20_Internet_20_Link">https://overtechs.blogspot.com/2010/04/tabela-com-todos-os-processadores-amd.html</text:a></text:p>
      <text:p text:style-name="Standard"><text:a xlink:type="simple" xlink:href="https://www.processadores.app.br/" text:style-name="Internet_20_link" text:visited-style-name="Visited_20_Internet_20_Link">https://www.processadores.app.br/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8-29T17:23:30.698024435</meta:creation-date>
    <dc:date>2023-08-29T17:24:04.671196013</dc:date>
    <meta:editing-duration>PT36S</meta:editing-duration>
    <meta:editing-cycles>1</meta:editing-cycles>
    <meta:document-statistic meta:table-count="0" meta:image-count="0" meta:object-count="0" meta:page-count="1" meta:paragraph-count="3" meta:word-count="3" meta:character-count="154" meta:non-whitespace-character-count="154"/>
    <meta:generator>LibreOffice/7.3.7.2$Linux_X86_64 LibreOffice_project/e114eadc50a9ff8d8c8a0567d6da8f454beeb84f</meta:generator>
  </office:meta>
</office:document-meta>
</file>